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8362in" svg:y="2.037in">
            <draw:object draw:notify-on-update-of-ranges="Sheet1.B3:Sheet1.B6 Sheet1.C3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el Linear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table:formula="of:=5*30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12*30"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6:29:58.050989581</meta:creation-date>
    <dc:date>2016-06-21T09:35:15.569863351</dc:date>
    <meta:editing-duration>PT16H55M40S</meta:editing-duration>
    <meta:editing-cycles>2</meta:editing-cycles>
    <meta:generator>LibreOffice/4.2.8.2$Linux_X86_64 LibreOffice_project/42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3:Sheet1.C6" svg:x="0.32cm" svg:y="0.18cm" svg:width="11.264cm" svg:height="8.64cm">
          <chartooo:coordinate-region svg:x="1.127cm" svg:y="0.379cm" svg:width="10.1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6" chart:class="chart:scatter">
            <chart:domain table:cell-range-address="Sheet1.B3:Sheet1.B6"/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3:Sheet1.B6</svg:desc>
                </draw:g>
              </table:table-cell>
              <table:table-cell office:value-type="float" office:value="75">
                <text:p>75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">
                <text:p>2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